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40000000240132FF4470D6CA41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text-align="center" style:justify-single-word="false" fo:background-color="#ffffff"/>
    </style:style>
    <style:style style:name="P2" style:family="paragraph" style:parent-style-name="Standard">
      <loext:graphic-properties draw:fill="solid" draw:fill-color="#ffffff"/>
      <style:paragraph-properties fo:margin-top="0in" fo:margin-bottom="0.1528in" loext:contextual-spacing="false" fo:line-height="100%" fo:background-color="#ffffff"/>
    </style:style>
    <style:style style:name="P3" style:family="paragraph" style:parent-style-name="Heading_20_1" style:master-page-name="Standard">
      <loext:graphic-properties draw:fill="solid" draw:fill-color="#ffffff"/>
      <style:paragraph-properties fo:margin-top="0in" fo:margin-bottom="0in" loext:contextual-spacing="false" fo:line-height="100%" fo:keep-together="auto" style:page-number="1" fo:background-color="#ffffff" fo:padding="0in" fo:border="none" fo:keep-with-next="auto"/>
    </style:style>
    <style:style style:name="T1" style:family="text">
      <style:text-properties fo:font-variant="small-caps" fo:color="#3d4543" fo:font-size="24pt" style:font-size-asian="24pt" style:font-size-complex="24pt"/>
    </style:style>
    <style:style style:name="T2" style:family="text">
      <style:text-properties fo:color="#3d4543" fo:font-size="12pt" style:font-size-asian="12pt" style:font-size-complex="12pt"/>
    </style:style>
    <style:style style:name="T3" style:family="text">
      <style:text-properties fo:color="#3d4543" fo:font-size="12pt" fo:font-style="italic" style:font-size-asian="12pt" style:font-style-asian="italic" style:font-size-complex="12pt"/>
    </style:style>
    <style:style style:name="T4" style:family="text">
      <style:text-properties fo:color="#1155cc" fo:font-size="12pt" style:font-size-asian="12pt" style:font-size-complex="12pt"/>
    </style:style>
    <style:style style:name="fr1" style:family="graphic" style:parent-style-name="Graphics">
      <style:graphic-properties fo:margin-left="0.0209in" fo:margin-right="0.0209in" fo:margin-top="0.0209in" fo:margin-bottom="0.0209in" fo:background-color="transparent" draw:fill="none" draw:fill-color="#ffffff" fo:padding="0in" fo:border="1.5pt solid #000000"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vmv4ya8zlc8j"/><text:span text:style-name="T1">The Tribe Of Naphtali In The Bible</text:span></text:p>
      <text:p text:style-name="P1"><draw:frame draw:style-name="fr1" draw:name="image1.jpg" text:anchor-type="as-char" svg:width="0.0138in" svg:height="0.0161in" draw:z-index="0"><draw:image xlink:href="Pictures/100000000000040000000240132FF4470D6CA41A.jpg" xlink:type="simple" xlink:show="embed" xlink:actuate="onLoad" loext:mime-type="image/jpeg"/></draw:frame></text:p>
      <text:p text:style-name="P2"><text:span text:style-name="T2">Napthtali, was the sixth born of Jacob. His name means </text:span><text:span text:style-name="T3">“my wrestling”</text:span><text:span text:style-name="T2">. Read Genesis 30:8. The tribe of Napthtali was included in the </text:span><text:a xlink:type="simple" xlink:href="http://web.archive.org/web/19990504183237/http:/www.12tribes.com/migration.htm#Migration" text:style-name="ListLabel_20_1" text:visited-style-name="ListLabel_20_1"><text:span text:style-name="T4">migration</text:span></text:a><text:span text:style-name="T2"> of the </text:span><text:span text:style-name="T3">“Ten Tribes of Israel”</text:span><text:span text:style-name="T2">, to the Americas around 536 B.C.</text:span></text:p>
      <text:p text:style-name="P2"><text:span text:style-name="T2">Genesis 49: 1 “And Jacob called unto his sons, and said, Gather yourselves together, that I may tell you that which shall befall you in the last days.” The last days occur from the days of Christ till today. Read Hebrews 1:2.</text:span></text:p>
      <text:p text:style-name="P2"><text:span text:style-name="T2">Genesis 49:21, “</text:span><text:span text:style-name="T3">Napthtali is a hind let loose: he giveth goodly words.”</text:span></text:p>
      <text:p text:style-name="P2"><text:span text:style-name="T3">“Napthtali is hind let loose…” </text:span><text:span text:style-name="T2">meaning as a hind (young deer) is let loose and wandereth with excitement to various areas. Likewise the tribe of Napthtali would be nomadic, travelling to various areas in Argentina and Chile. They were known as </text:span><text:span text:style-name="T3">gouchos</text:span><text:span text:style-name="T2">; who were famous buckers and herdsman.</text:span></text:p>
      <text:p text:style-name="P2"><text:span text:style-name="T2">Verse 21 continues, “</text:span><text:span text:style-name="T3">…he giveth goodly words.”</text:span><text:span text:style-name="T2"> meaning they were very social and pleasant people who always gave good greetings. The capital of Argentina is </text:span><text:span text:style-name="T3">“Buenos Aires”</text:span><text:span text:style-name="T2"> which means good air, this reflects the prophecy of Napthtali being good/pleasant people.</text:span></text:p>
      <text:p text:style-name="P2"><text:span text:style-name="T2">Deuteronomy 33:23, </text:span><text:span text:style-name="T3">And of Napthtali he said, O Napthtali, satisfied with favour, and full with the blessing of the Lord, possess thou the west and the south.”</text:span></text:p>
      <text:p text:style-name="P2"><text:span text:style-name="T2">Napthtali was satisfied with favor refers to the fruitfulness of their land, such as grapes for wine and coffee beans. </text:span><text:span text:style-name="T3">“Full with the blessing of the Lord…”,</text:span><text:span text:style-name="T2"> meaning the Most High blessed them with rich land (great for agriculture) and a huge cattle industry, which is one of the largest in the world.</text:span></text:p>
      <text:p text:style-name="P2"><text:span text:style-name="T2">Verse 23 continues, </text:span><text:span text:style-name="T3">“…Possess thou the west and the south.”</text:span></text:p>
      <text:p text:style-name="P2"><text:span text:style-name="T2">Now remember, Moses was dwelling in Israel when this prophecy was spoken. The land that Napthtali inherited, was located in the northern part of Israel; so where was Moses talking about? The Heavenly Father revealed to Moses, the prophecy of what lands the tribe of Naphtali would occupy (when they migrated to the Western Hemisphere) alongside their brethren. </text:span><text:span text:style-name="T3">“Possess thou the west and the south”</text:span><text:span text:style-name="T2"> when you look at a map, the most southern lands in the Western Hemisphere that occupy this location are Argentina and Chile.</text:span></text:p>
      <text:p text:style-name="P2"><text:span text:style-name="T2">SHALO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12" meta:word-count="363" meta:character-count="2133" meta:non-whitespace-character-count="1781"/>
    <meta:generator>LibreOfficeDev/6.0.5.2$Linux_X86_64 LibreOffice_project/</meta:generator>
  </office:meta>
</office:document-meta>
</file>